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200%"/>
      <style:text-properties officeooo:rsid="000fcf5b" officeooo:paragraph-rsid="000fcf5b"/>
    </style:style>
    <style:style style:name="P2" style:family="paragraph" style:parent-style-name="Standard">
      <style:paragraph-properties fo:line-height="200%" fo:text-align="center" style:justify-single-word="false"/>
      <style:text-properties officeooo:rsid="000fcf5b" officeooo:paragraph-rsid="000fcf5b"/>
    </style:style>
    <style:style style:name="P3" style:family="paragraph" style:parent-style-name="Standard">
      <style:paragraph-properties fo:line-height="200%" fo:text-align="start" style:justify-single-word="false"/>
      <style:text-properties officeooo:rsid="001054c3" officeooo:paragraph-rsid="0010c9cf"/>
    </style:style>
    <style:style style:name="P4" style:family="paragraph" style:parent-style-name="Standard">
      <style:paragraph-properties fo:line-height="200%" fo:text-align="start" style:justify-single-word="false"/>
      <style:text-properties officeooo:rsid="001054c3" officeooo:paragraph-rsid="0010c9cf"/>
    </style:style>
    <style:style style:name="P5" style:family="paragraph" style:parent-style-name="Text_20_body">
      <style:paragraph-properties fo:line-height="200%"/>
      <style:text-properties officeooo:rsid="001054c3" officeooo:paragraph-rsid="000fcf5b"/>
    </style:style>
    <style:style style:name="P6" style:family="paragraph" style:parent-style-name="Text_20_body">
      <style:paragraph-properties fo:line-height="200%"/>
    </style:style>
    <style:style style:name="P7" style:family="paragraph" style:parent-style-name="Text_20_body">
      <style:paragraph-properties fo:margin-top="0.1665in" fo:margin-bottom="0in" loext:contextual-spacing="false" fo:line-height="20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top="0.1665in" fo:margin-bottom="0in" loext:contextual-spacing="false" fo:line-height="20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paragraph-properties fo:margin-top="0.1665in" fo:margin-bottom="0in" loext:contextual-spacing="false" fo:line-height="200%" style:writing-mode="lr-tb"/>
    </style:style>
    <style:style style:name="T1" style:family="text">
      <style:text-properties officeooo:rsid="0010c9cf"/>
    </style:style>
    <style:style style:name="T2" style:family="text">
      <style:text-properties officeooo:rsid="001183fe"/>
    </style:style>
    <style:style style:name="T3" style:family="text">
      <style:text-properties officeooo:rsid="0015d992"/>
    </style:style>
    <style:style style:name="T4" style:family="text">
      <style:text-properties fo:font-style="italic" officeooo:rsid="0016aec9" style:font-style-asian="italic" style:font-style-complex="italic"/>
    </style:style>
    <style:style style:name="T5" style:family="text">
      <style:text-properties fo:font-style="normal" officeooo:rsid="0016aec9" style:font-style-asian="normal" style:font-style-complex="normal"/>
    </style:style>
    <style:style style:name="T6" style:family="text">
      <style:text-properties fo:font-style="normal" officeooo:rsid="00183403" style:font-style-asian="normal" style:font-style-complex="normal"/>
    </style:style>
    <style:style style:name="T7" style:family="text">
      <style:text-properties fo:font-style="normal" officeooo:rsid="0018f6a8" style:font-style-asian="normal" style:font-style-complex="normal"/>
    </style:style>
    <style:style style:name="T8" style:family="text">
      <style:text-properties fo:font-style="normal" officeooo:rsid="001e8b12" style:font-style-asian="normal" style:font-style-complex="normal"/>
    </style:style>
    <style:style style:name="T9" style:family="text">
      <style:text-properties fo:font-style="normal" officeooo:rsid="001ff881" style:font-style-asian="normal" style:font-style-complex="normal"/>
    </style:style>
    <style:style style:name="T10" style:family="text">
      <style:text-properties fo:font-style="normal" officeooo:rsid="0020e89d" style:font-style-asian="normal" style:font-style-complex="normal"/>
    </style:style>
    <style:style style:name="T11" style:family="text">
      <style:text-properties fo:font-style="normal" officeooo:rsid="00211773" style:font-style-asian="normal" style:font-style-complex="normal"/>
    </style:style>
    <style:style style:name="T12" style:family="text">
      <style:text-properties fo:font-variant="normal" fo:text-transform="none" fo:color="#000000" style:text-line-through-style="none" style:text-line-through-type="none" fo:font-style="normal" style:text-underline-style="none" officeooo:rsid="0020e89d" style:text-blinking="false" fo:background-color="transparent" loext:char-shading-value="0" style:font-style-asian="normal" style:font-style-complex="normal"/>
    </style:style>
    <style:style style:name="T1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docs-internal-guid-9a9a2169-7fff-9811-9797-3a01c796a881"/><text:span text:style-name="T12">                </text:span></text:p>
      <text:p text:style-name="P7">Tswjfwmeng Vang</text:p>
      <text:p text:style-name="P7">Professor Leary</text:p>
      <text:p text:style-name="P7">FNS 210</text:p>
      <text:p text:style-name="P7">October 3, 2019</text:p>
      <text:p text:style-name="P8">Journal Entry 3:</text:p>
      <text:p text:style-name="P8">Disney’s Pocahontas</text:p>
      <text:p text:style-name="P9"><text:span text:style-name="T13">    </text:span><text:span text:style-name="T14">I still remember watching Pocahontas as a child. I remember the colors of the wind that would come from time to time in the movie. I also remember the unforgettable Grandmother Willow. I also oddly remember Pocahontas’ figure since I watched the movie as a child. Till this day, I recognize her tall, slim, and slightly-seductive body figure on successful models, actresses, and other “beautiful” women in society today. After rewatching Pocahontas as a 21 year old college student, I’ve felt uncomfortable about how Pocahontas was portrayed in the film through the visual and idealist aspects. When I watched the film, I picked up an unsettling, subtle sexual tone. For an example, there are multiple close-up shots of Pocahontas and the wind caressing her neck, hair, and face. Why did the creators think that was a good idea? It’s kind of weird.</text:span></text:p>
      <text:p text:style-name="P9"><text:span text:style-name="T13">    </text:span><text:span text:style-name="T14">In class, we discussed that Disney’s goal isn’t to be historically accurate, but rather entertaining instead. They make stories for their customers to binge consume over and over again. Also, in class we brought up the young-female demographic is most likely what they’re aiming for. With that said, it brings up some red flags about the content that is being fed to these young-females, especially if the content is relative to historical fact</text:span></text:p>
      <text:p text:style-name="P9"><text:soft-page-break/><text:span text:style-name="T13">    </text:span><text:span text:style-name="T14">The historical aspect of Disney’s Pocahontas is fairly low quality and that means it isn’t a reliable source of information. As true that may sound, the article </text:span><text:span text:style-name="T15">Why One Cannot Ignore Pocahontas</text:span><text:span text:style-name="T14">, Dr. Pewewardy writes, “The motion picture industry has probably taught more Americans about American Indians than any other source in the teaching and learning process of American children”, and I wouldn’t argue that. According to Dr. Pewewardy, in the legend of Pocahontas, she gets lured onto a ship and is held captive for quite some time, and then is converted to Christianity and eventually marries a British man named “John Rolfe” and sails off to England. From what I could observe in the movie, no part of the story relates to the legend of Pocahontas at all. The man she meets in the movie is John Smith and she never even takes off her skimpy skirt to wear English attire. Her relationship with John Smith was quick and pure lustful. Their relationship doesn’t even result in her leaving with him to England, so, their relationship was kind of pointless in terms of storytelling. In the movie, she definitely disregarded the option to marry someone within the tribe, but the legend says otherwise.</text:span></text:p>
      <text:p text:style-name="P9"><text:span text:style-name="T13">    </text:span><text:span text:style-name="T14">Disney did a great job at producing a princess movie and captivating people of all demographics throughout the country. Unfortunately, the movie doesn’t do justice of telling the actual legend of Pocahontas or providing cultural sovereignty. Also, this movie is arguably dangerous in the perspective of it being historically wrong and it’s being marketed to younger girls. I just wish they could have at least wrote a better story than having Pocahontas fall so quickly in love with some random European guy.</text:span></text:p>
      <text:p text:style-name="P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2:57:34.048533677</meta:creation-date>
    <dc:date>2019-10-10T20:59:14.012264333</dc:date>
    <meta:editing-duration>PT33M35S</meta:editing-duration>
    <meta:editing-cycles>11</meta:editing-cycles>
    <meta:generator>LibreOffice/6.2.6.2$Linux_X86_64 LibreOffice_project/20$Build-2</meta:generator>
    <meta:document-statistic meta:table-count="0" meta:image-count="0" meta:object-count="0" meta:page-count="2" meta:paragraph-count="12" meta:word-count="515" meta:character-count="3122" meta:non-whitespace-character-count="2584"/>
  </office:meta>
</office:document-meta>
</file>